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9mm"/>
    </style:style>
    <style:style style:name="co2" style:family="table-column">
      <style:table-column-properties fo:break-before="auto" style:column-width="24.08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Expense_20_Shee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ense 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02" calcext:value-type="date">
            <text:p>02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03" calcext:value-type="date">
            <text:p>03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04" calcext:value-type="date">
            <text:p>04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05" calcext:value-type="date">
            <text:p>05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06" calcext:value-type="date">
            <text:p>06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07" calcext:value-type="date">
            <text:p>07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09" calcext:value-type="date">
            <text:p>09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/>
          <table:table-cell table:style-name="ce4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4-10" calcext:value-type="date">
            <text:p>10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11" calcext:value-type="date">
            <text:p>11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12" calcext:value-type="date">
            <text:p>12-04-2018</text:p>
          </table:table-cell>
          <table:table-cell table:style-name="ce5" office:value-type="float" office:value="85" calcext:value-type="float">
            <text:p>85</text:p>
          </table:table-cell>
          <table:table-cell table:style-name="ce6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" office:value-type="date" office:date-value="2018-04-13" calcext:value-type="date">
            <text:p>13-04-2018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 table:style-name="ce6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4-14" calcext:value-type="date">
            <text:p>14-04-2018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 table:style-name="ce6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4-23" calcext:value-type="date">
            <text:p>23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7"/>
          <table:table-cell table:style-name="ce6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4-24" calcext:value-type="date">
            <text:p>24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7"/>
          <table:table-cell table:style-name="ce6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4-25" calcext:value-type="date">
            <text:p>25-04-2018</text:p>
          </table:table-cell>
          <table:table-cell table:style-name="ce4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26" calcext:value-type="date">
            <text:p>26-04-2018</text:p>
          </table:table-cell>
          <table:table-cell table:style-name="ce5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27" calcext:value-type="date">
            <text:p>27-04-2018</text:p>
          </table:table-cell>
          <table:table-cell table:style-name="ce5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28" calcext:value-type="date">
            <text:p>28-04-2018</text:p>
          </table:table-cell>
          <table:table-cell table:style-name="ce5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4-30" calcext:value-type="date">
            <text:p>30-04-2018</text:p>
          </table:table-cell>
          <table:table-cell table:style-name="ce5" office:value-type="float" office:value="85" calcext:value-type="float">
            <text:p>85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style-name="ce3" table:formula="of:=SUM([.B2:.B20])" office:value-type="float" office:value="1615" calcext:value-type="float">
            <text:p>1615</text:p>
          </table:table-cell>
          <table:table-cell table:style-name="ce3" table:number-columns-repeated="24"/>
          <table:table-cell table:number-columns-repeated="998"/>
        </table:table-row>
        <table:table-row table:style-name="ro1" table:number-rows-repeated="967">
          <table:table-cell table:style-name="ce3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2:55:05.715284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ense_20_Sheet" style:display-name="PageStyle_Expens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0T13:08:33.670082496</dc:date>
    <meta:editing-duration>PT4M38S</meta:editing-duration>
    <meta:editing-cycles>3</meta:editing-cycles>
    <meta:document-statistic meta:table-count="1" meta:cell-count="42" meta:object-count="0"/>
  </office:meta>
</office:document-meta>
</file>